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81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3.9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idtrajet</text:p>
          </table:table-cell>
          <table:table-cell table:style-name="ce1" office:value-type="string">
            <text:p>timestamp</text:p>
          </table:table-cell>
          <table:table-cell table:style-name="ce1" office:value-type="string">
            <text:p>date (USA)</text:p>
          </table:table-cell>
          <table:table-cell/>
          <table:table-cell table:style-name="ce1" table:number-columns-repeated="1019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<text:s/>47</text:p>
          </table:table-cell>
          <table:table-cell office:value-type="string">
            <text:p><text:s/>1596379620</text:p>
          </table:table-cell>
          <table:table-cell office:value-type="string">
            <text:p><text:s/>'2020-08-02 14:47:00'</text:p>
          </table:table-cell>
          <table:table-cell table:number-columns-repeated="1020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<text:s/>66</text:p>
          </table:table-cell>
          <table:table-cell office:value-type="string">
            <text:p><text:s/>1596471738</text:p>
          </table:table-cell>
          <table:table-cell office:value-type="string">
            <text:p><text:s/>'2020-08-03 16:22:18'</text:p>
          </table:table-cell>
          <table:table-cell table:number-columns-repeated="1020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<text:s/>66</text:p>
          </table:table-cell>
          <table:table-cell office:value-type="string">
            <text:p><text:s/>1596470933</text:p>
          </table:table-cell>
          <table:table-cell office:value-type="string">
            <text:p><text:s/>'2020-08-03 16:08:53'</text:p>
          </table:table-cell>
          <table:table-cell table:number-columns-repeated="1020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<text:s/>66</text:p>
          </table:table-cell>
          <table:table-cell office:value-type="string">
            <text:p><text:s/>1596470900</text:p>
          </table:table-cell>
          <table:table-cell office:value-type="string">
            <text:p><text:s/>'2020-08-03 16:08:20'</text:p>
          </table:table-cell>
          <table:table-cell table:number-columns-repeated="1020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<text:s/>66</text:p>
          </table:table-cell>
          <table:table-cell office:value-type="string">
            <text:p><text:s/>1596470268</text:p>
          </table:table-cell>
          <table:table-cell office:value-type="string">
            <text:p><text:s/>'2020-08-03 15:57:48'</text:p>
          </table:table-cell>
          <table:table-cell table:number-columns-repeated="1020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<text:s/>66</text:p>
          </table:table-cell>
          <table:table-cell office:value-type="string">
            <text:p><text:s/>1596470253</text:p>
          </table:table-cell>
          <table:table-cell office:value-type="string">
            <text:p><text:s/>'2020-08-03 15:57:33'</text:p>
          </table:table-cell>
          <table:table-cell table:number-columns-repeated="1020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<text:s/>66</text:p>
          </table:table-cell>
          <table:table-cell office:value-type="string">
            <text:p><text:s/>1596470186</text:p>
          </table:table-cell>
          <table:table-cell office:value-type="string">
            <text:p><text:s/>'2020-08-03 15:56:26'</text:p>
          </table:table-cell>
          <table:table-cell table:number-columns-repeated="1020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<text:s/>66</text:p>
          </table:table-cell>
          <table:table-cell office:value-type="string">
            <text:p><text:s/>1596470049</text:p>
          </table:table-cell>
          <table:table-cell office:value-type="string">
            <text:p><text:s/>'2020-08-03 15:54:09'</text:p>
          </table:table-cell>
          <table:table-cell table:number-columns-repeated="1020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s/>66</text:p>
          </table:table-cell>
          <table:table-cell office:value-type="string">
            <text:p><text:s/>1596470016</text:p>
          </table:table-cell>
          <table:table-cell office:value-type="string">
            <text:p><text:s/>'2020-08-03 15:53:36'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<text:s/>67</text:p>
          </table:table-cell>
          <table:table-cell office:value-type="string">
            <text:p><text:s/>1596523677</text:p>
          </table:table-cell>
          <table:table-cell office:value-type="string">
            <text:p><text:s/>'2020-08-04 06:47:57'</text:p>
          </table:table-cell>
          <table:table-cell table:number-columns-repeated="1020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<text:s/>67</text:p>
          </table:table-cell>
          <table:table-cell office:value-type="string">
            <text:p><text:s/>1596523737</text:p>
          </table:table-cell>
          <table:table-cell office:value-type="string">
            <text:p><text:s/>'2020-08-04 06:48:57'</text:p>
          </table:table-cell>
          <table:table-cell table:number-columns-repeated="1020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<text:s/>67</text:p>
          </table:table-cell>
          <table:table-cell office:value-type="string">
            <text:p><text:s/>1596523743</text:p>
          </table:table-cell>
          <table:table-cell office:value-type="string">
            <text:p><text:s/>'2020-08-04 06:49:03'</text:p>
          </table:table-cell>
          <table:table-cell table:number-columns-repeated="1020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<text:s/>67</text:p>
          </table:table-cell>
          <table:table-cell office:value-type="string">
            <text:p><text:s/>1596523794</text:p>
          </table:table-cell>
          <table:table-cell office:value-type="string">
            <text:p><text:s/>'2020-08-04 06:49:54'</text:p>
          </table:table-cell>
          <table:table-cell table:number-columns-repeated="1020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s/>67</text:p>
          </table:table-cell>
          <table:table-cell office:value-type="string">
            <text:p><text:s/>1596525042</text:p>
          </table:table-cell>
          <table:table-cell office:value-type="string">
            <text:p><text:s/>'2020-08-04 07:10:42'</text:p>
          </table:table-cell>
          <table:table-cell table:number-columns-repeated="1020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<text:s/>67</text:p>
          </table:table-cell>
          <table:table-cell office:value-type="string">
            <text:p><text:s/>1596525903</text:p>
          </table:table-cell>
          <table:table-cell office:value-type="string">
            <text:p><text:s/>'2020-08-04 07:25:03'</text:p>
          </table:table-cell>
          <table:table-cell table:number-columns-repeated="1020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<text:s/>67</text:p>
          </table:table-cell>
          <table:table-cell office:value-type="string">
            <text:p><text:s/>1596526007</text:p>
          </table:table-cell>
          <table:table-cell office:value-type="string">
            <text:p><text:s/>'2020-08-04 07:26:47'</text:p>
          </table:table-cell>
          <table:table-cell table:number-columns-repeated="1020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<text:s/>67</text:p>
          </table:table-cell>
          <table:table-cell office:value-type="string">
            <text:p><text:s/>1596526007</text:p>
          </table:table-cell>
          <table:table-cell office:value-type="string">
            <text:p><text:s/>'2020-08-04 07:26:47'</text:p>
          </table:table-cell>
          <table:table-cell table:number-columns-repeated="1020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<text:s/>67</text:p>
          </table:table-cell>
          <table:table-cell office:value-type="string">
            <text:p><text:s/>1596526068</text:p>
          </table:table-cell>
          <table:table-cell office:value-type="string">
            <text:p><text:s/>'2020-08-04 07:27:48'</text:p>
          </table:table-cell>
          <table:table-cell table:number-columns-repeated="1020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<text:s/>67</text:p>
          </table:table-cell>
          <table:table-cell office:value-type="string">
            <text:p><text:s/>1596526080</text:p>
          </table:table-cell>
          <table:table-cell office:value-type="string">
            <text:p><text:s/>'2020-08-04 07:28:00'</text:p>
          </table:table-cell>
          <table:table-cell table:number-columns-repeated="1020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<text:s/>67</text:p>
          </table:table-cell>
          <table:table-cell office:value-type="string">
            <text:p><text:s/>1596526155</text:p>
          </table:table-cell>
          <table:table-cell office:value-type="string">
            <text:p><text:s/>'2020-08-04 07:29:15'</text:p>
          </table:table-cell>
          <table:table-cell table:number-columns-repeated="1020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<text:s/>67</text:p>
          </table:table-cell>
          <table:table-cell office:value-type="string">
            <text:p><text:s/>1596526287</text:p>
          </table:table-cell>
          <table:table-cell office:value-type="string">
            <text:p><text:s/>'2020-08-04 07:31:27'</text:p>
          </table:table-cell>
          <table:table-cell table:number-columns-repeated="1020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<text:s/>67</text:p>
          </table:table-cell>
          <table:table-cell office:value-type="string">
            <text:p><text:s/>1596526812</text:p>
          </table:table-cell>
          <table:table-cell office:value-type="string">
            <text:p><text:s/>'2020-08-04 07:40:12'</text:p>
          </table:table-cell>
          <table:table-cell table:number-columns-repeated="1020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<text:s/>67</text:p>
          </table:table-cell>
          <table:table-cell office:value-type="string">
            <text:p><text:s/>1596527147</text:p>
          </table:table-cell>
          <table:table-cell office:value-type="string">
            <text:p><text:s/>'2020-08-04 07:45:47'</text:p>
          </table:table-cell>
          <table:table-cell table:number-columns-repeated="1020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s/>67</text:p>
          </table:table-cell>
          <table:table-cell office:value-type="string">
            <text:p><text:s/>1596527274</text:p>
          </table:table-cell>
          <table:table-cell office:value-type="string">
            <text:p><text:s/>'2020-08-04 07:47:54'</text:p>
          </table:table-cell>
          <table:table-cell table:number-columns-repeated="1020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<text:s/>67</text:p>
          </table:table-cell>
          <table:table-cell office:value-type="string">
            <text:p><text:s/>1596527864</text:p>
          </table:table-cell>
          <table:table-cell office:value-type="string">
            <text:p><text:s/>'2020-08-04 07:57:44'</text:p>
          </table:table-cell>
          <table:table-cell table:number-columns-repeated="1020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<text:s/>67</text:p>
          </table:table-cell>
          <table:table-cell office:value-type="string">
            <text:p><text:s/>1596527902</text:p>
          </table:table-cell>
          <table:table-cell office:value-type="string">
            <text:p><text:s/>'2020-08-04 07:58:22'</text:p>
          </table:table-cell>
          <table:table-cell table:number-columns-repeated="1020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<text:s/>67</text:p>
          </table:table-cell>
          <table:table-cell office:value-type="string">
            <text:p><text:s/>1596527914</text:p>
          </table:table-cell>
          <table:table-cell office:value-type="string">
            <text:p><text:s/>'2020-08-04 07:58:34'</text:p>
          </table:table-cell>
          <table:table-cell table:number-columns-repeated="1020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<text:s/>67</text:p>
          </table:table-cell>
          <table:table-cell office:value-type="string">
            <text:p><text:s/>1596528051</text:p>
          </table:table-cell>
          <table:table-cell office:value-type="string">
            <text:p><text:s/>'2020-08-04 08:00:51'</text:p>
          </table:table-cell>
          <table:table-cell table:number-columns-repeated="1020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<text:s/>67</text:p>
          </table:table-cell>
          <table:table-cell office:value-type="string">
            <text:p><text:s/>1596528121</text:p>
          </table:table-cell>
          <table:table-cell office:value-type="string">
            <text:p><text:s/>'2020-08-04 08:02:01'</text:p>
          </table:table-cell>
          <table:table-cell table:number-columns-repeated="1020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<text:s/>67</text:p>
          </table:table-cell>
          <table:table-cell office:value-type="string">
            <text:p><text:s/>1596528830</text:p>
          </table:table-cell>
          <table:table-cell office:value-type="string">
            <text:p><text:s/>'2020-08-04 08:13:50'</text:p>
          </table:table-cell>
          <table:table-cell table:number-columns-repeated="1020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<text:s/>67</text:p>
          </table:table-cell>
          <table:table-cell office:value-type="string">
            <text:p><text:s/>1596529615</text:p>
          </table:table-cell>
          <table:table-cell office:value-type="string">
            <text:p><text:s/>'2020-08-04 08:26:55'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<text:s/>68</text:p>
          </table:table-cell>
          <table:table-cell office:value-type="string">
            <text:p><text:s/>1596603889</text:p>
          </table:table-cell>
          <table:table-cell office:value-type="string">
            <text:p><text:s/>'2020-08-05 05:04:49'</text:p>
          </table:table-cell>
          <table:table-cell table:number-columns-repeated="1020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<text:s/>68</text:p>
          </table:table-cell>
          <table:table-cell office:value-type="string">
            <text:p><text:s/>1596606490</text:p>
          </table:table-cell>
          <table:table-cell office:value-type="string">
            <text:p><text:s/>'2020-08-05 05:48:10'</text:p>
          </table:table-cell>
          <table:table-cell table:number-columns-repeated="1020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<text:s/>68</text:p>
          </table:table-cell>
          <table:table-cell office:value-type="string">
            <text:p><text:s/>1596610014</text:p>
          </table:table-cell>
          <table:table-cell office:value-type="string">
            <text:p><text:s/>'2020-08-05 06:46:54'</text:p>
          </table:table-cell>
          <table:table-cell table:number-columns-repeated="1020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<text:s/>68</text:p>
          </table:table-cell>
          <table:table-cell office:value-type="string">
            <text:p><text:s/>1596610014</text:p>
          </table:table-cell>
          <table:table-cell office:value-type="string">
            <text:p><text:s/>'2020-08-05 06:46:54'</text:p>
          </table:table-cell>
          <table:table-cell table:number-columns-repeated="1020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<text:s/>68</text:p>
          </table:table-cell>
          <table:table-cell office:value-type="string">
            <text:p><text:s/>1596610028</text:p>
          </table:table-cell>
          <table:table-cell office:value-type="string">
            <text:p><text:s/>'2020-08-05 06:47:08'</text:p>
          </table:table-cell>
          <table:table-cell table:number-columns-repeated="1020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<text:s/>68</text:p>
          </table:table-cell>
          <table:table-cell office:value-type="string">
            <text:p><text:s/>1596610074</text:p>
          </table:table-cell>
          <table:table-cell office:value-type="string">
            <text:p><text:s/>'2020-08-05 06:47:54'</text:p>
          </table:table-cell>
          <table:table-cell table:number-columns-repeated="1020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<text:s/>68</text:p>
          </table:table-cell>
          <table:table-cell office:value-type="string">
            <text:p><text:s/>1596610125</text:p>
          </table:table-cell>
          <table:table-cell office:value-type="string">
            <text:p><text:s/>'2020-08-05 06:48:45'</text:p>
          </table:table-cell>
          <table:table-cell table:number-columns-repeated="1020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<text:s/>68</text:p>
          </table:table-cell>
          <table:table-cell office:value-type="string">
            <text:p><text:s/>1596610495</text:p>
          </table:table-cell>
          <table:table-cell office:value-type="string">
            <text:p><text:s/>'2020-08-05 06:54:55'</text:p>
          </table:table-cell>
          <table:table-cell table:number-columns-repeated="1020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<text:s/>68</text:p>
          </table:table-cell>
          <table:table-cell office:value-type="string">
            <text:p><text:s/>1596610586</text:p>
          </table:table-cell>
          <table:table-cell office:value-type="string">
            <text:p><text:s/>'2020-08-05 06:56:26'</text:p>
          </table:table-cell>
          <table:table-cell table:number-columns-repeated="1020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<text:s/>68</text:p>
          </table:table-cell>
          <table:table-cell office:value-type="string">
            <text:p><text:s/>1596610635</text:p>
          </table:table-cell>
          <table:table-cell office:value-type="string">
            <text:p><text:s/>'2020-08-05 06:57:15'</text:p>
          </table:table-cell>
          <table:table-cell table:number-columns-repeated="1020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<text:s/>68</text:p>
          </table:table-cell>
          <table:table-cell office:value-type="string">
            <text:p><text:s/>1596612022</text:p>
          </table:table-cell>
          <table:table-cell office:value-type="string">
            <text:p><text:s/>'2020-08-05 07:20:22'</text:p>
          </table:table-cell>
          <table:table-cell table:number-columns-repeated="1020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<text:s/>68</text:p>
          </table:table-cell>
          <table:table-cell office:value-type="string">
            <text:p><text:s/>1596612694</text:p>
          </table:table-cell>
          <table:table-cell office:value-type="string">
            <text:p><text:s/>'2020-08-05 07:31:34'</text:p>
          </table:table-cell>
          <table:table-cell table:number-columns-repeated="1020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<text:s/>68</text:p>
          </table:table-cell>
          <table:table-cell office:value-type="string">
            <text:p><text:s/>1596612719</text:p>
          </table:table-cell>
          <table:table-cell office:value-type="string">
            <text:p><text:s/>'2020-08-05 07:31:59'</text:p>
          </table:table-cell>
          <table:table-cell table:number-columns-repeated="1020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<text:s/>68</text:p>
          </table:table-cell>
          <table:table-cell office:value-type="string">
            <text:p><text:s/>1596612817</text:p>
          </table:table-cell>
          <table:table-cell office:value-type="string">
            <text:p><text:s/>'2020-08-05 07:33:37'</text:p>
          </table:table-cell>
          <table:table-cell table:number-columns-repeated="1020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<text:s/>68</text:p>
          </table:table-cell>
          <table:table-cell office:value-type="string">
            <text:p><text:s/>1596613946</text:p>
          </table:table-cell>
          <table:table-cell office:value-type="string">
            <text:p><text:s/>'2020-08-05 07:52:26'</text:p>
          </table:table-cell>
          <table:table-cell table:number-columns-repeated="1020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<text:s/>68</text:p>
          </table:table-cell>
          <table:table-cell office:value-type="string">
            <text:p><text:s/>1596614089</text:p>
          </table:table-cell>
          <table:table-cell office:value-type="string">
            <text:p><text:s/>'2020-08-05 07:54:49'</text:p>
          </table:table-cell>
          <table:table-cell table:number-columns-repeated="1020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<text:s/>68</text:p>
          </table:table-cell>
          <table:table-cell office:value-type="string">
            <text:p><text:s/>1596614132</text:p>
          </table:table-cell>
          <table:table-cell office:value-type="string">
            <text:p><text:s/>'2020-08-05 07:55:32'</text:p>
          </table:table-cell>
          <table:table-cell table:number-columns-repeated="1020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<text:s/>68</text:p>
          </table:table-cell>
          <table:table-cell office:value-type="string">
            <text:p><text:s/>1596614461</text:p>
          </table:table-cell>
          <table:table-cell office:value-type="string">
            <text:p><text:s/>'2020-08-05 08:01:01'</text:p>
          </table:table-cell>
          <table:table-cell table:number-columns-repeated="1020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<text:s/>68</text:p>
          </table:table-cell>
          <table:table-cell office:value-type="string">
            <text:p><text:s/>1596614518</text:p>
          </table:table-cell>
          <table:table-cell office:value-type="string">
            <text:p><text:s/>'2020-08-05 08:01:58'</text:p>
          </table:table-cell>
          <table:table-cell table:number-columns-repeated="1020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<text:s/>68</text:p>
          </table:table-cell>
          <table:table-cell office:value-type="string">
            <text:p><text:s/>1596614546</text:p>
          </table:table-cell>
          <table:table-cell office:value-type="string">
            <text:p><text:s/>'2020-08-05 08:02:26'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<text:s/>69</text:p>
          </table:table-cell>
          <table:table-cell office:value-type="string">
            <text:p><text:s/>1596688530</text:p>
          </table:table-cell>
          <table:table-cell office:value-type="string">
            <text:p><text:s/>'2020-08-06 04:35:30'</text:p>
          </table:table-cell>
          <table:table-cell table:number-columns-repeated="1020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<text:s/>69</text:p>
          </table:table-cell>
          <table:table-cell office:value-type="string">
            <text:p><text:s/>1596692105</text:p>
          </table:table-cell>
          <table:table-cell office:value-type="string">
            <text:p><text:s/>'2020-08-06 05:35:05'</text:p>
          </table:table-cell>
          <table:table-cell table:number-columns-repeated="1020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<text:s/>69</text:p>
          </table:table-cell>
          <table:table-cell office:value-type="string">
            <text:p><text:s/>1596692116</text:p>
          </table:table-cell>
          <table:table-cell office:value-type="string">
            <text:p><text:s/>'2020-08-06 05:35:16'</text:p>
          </table:table-cell>
          <table:table-cell table:number-columns-repeated="1020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<text:s/>69</text:p>
          </table:table-cell>
          <table:table-cell office:value-type="string">
            <text:p><text:s/>1596692140</text:p>
          </table:table-cell>
          <table:table-cell office:value-type="string">
            <text:p><text:s/>'2020-08-06 05:35:40'</text:p>
          </table:table-cell>
          <table:table-cell table:number-columns-repeated="1020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<text:s/>69</text:p>
          </table:table-cell>
          <table:table-cell office:value-type="string">
            <text:p><text:s/>1596692180</text:p>
          </table:table-cell>
          <table:table-cell office:value-type="string">
            <text:p><text:s/>'2020-08-06 05:36:20'</text:p>
          </table:table-cell>
          <table:table-cell table:number-columns-repeated="1020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<text:s/>69</text:p>
          </table:table-cell>
          <table:table-cell office:value-type="string">
            <text:p><text:s/>1596700014</text:p>
          </table:table-cell>
          <table:table-cell office:value-type="string">
            <text:p><text:s/>'2020-08-06 07:46:54'</text:p>
          </table:table-cell>
          <table:table-cell table:number-columns-repeated="1020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<text:s/>69</text:p>
          </table:table-cell>
          <table:table-cell office:value-type="string">
            <text:p><text:s/>1596700043</text:p>
          </table:table-cell>
          <table:table-cell office:value-type="string">
            <text:p><text:s/>'2020-08-06 07:47:23'</text:p>
          </table:table-cell>
          <table:table-cell table:number-columns-repeated="1020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<text:s/>69</text:p>
          </table:table-cell>
          <table:table-cell office:value-type="string">
            <text:p><text:s/>1596700060</text:p>
          </table:table-cell>
          <table:table-cell office:value-type="string">
            <text:p><text:s/>'2020-08-06 07:47:40'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<text:s/>72</text:p>
          </table:table-cell>
          <table:table-cell office:value-type="string">
            <text:p><text:s/>1596862676</text:p>
          </table:table-cell>
          <table:table-cell office:value-type="string">
            <text:p><text:s/>'2020-08-08 04:57:56'</text:p>
          </table:table-cell>
          <table:table-cell table:number-columns-repeated="1020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<text:s/>72</text:p>
          </table:table-cell>
          <table:table-cell office:value-type="string">
            <text:p><text:s/>1596863526</text:p>
          </table:table-cell>
          <table:table-cell office:value-type="string">
            <text:p><text:s/>'2020-08-08 05:12:06'</text:p>
          </table:table-cell>
          <table:table-cell table:number-columns-repeated="1020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<text:s/>72</text:p>
          </table:table-cell>
          <table:table-cell office:value-type="string">
            <text:p><text:s/>1596866814</text:p>
          </table:table-cell>
          <table:table-cell office:value-type="string">
            <text:p><text:s/>'2020-08-08 06:06:54'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<text:s/>73</text:p>
          </table:table-cell>
          <table:table-cell office:value-type="string">
            <text:p><text:s/>1596868738</text:p>
          </table:table-cell>
          <table:table-cell office:value-type="string">
            <text:p><text:s/>'2020-08-08 06:38:58'</text:p>
          </table:table-cell>
          <table:table-cell table:number-columns-repeated="1020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<text:s/>73</text:p>
          </table:table-cell>
          <table:table-cell office:value-type="string">
            <text:p><text:s/>1596868873</text:p>
          </table:table-cell>
          <table:table-cell office:value-type="string">
            <text:p><text:s/>'2020-08-08 06:41:13'</text:p>
          </table:table-cell>
          <table:table-cell table:number-columns-repeated="1020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<text:s/>73</text:p>
          </table:table-cell>
          <table:table-cell office:value-type="string">
            <text:p><text:s/>1596868884</text:p>
          </table:table-cell>
          <table:table-cell office:value-type="string">
            <text:p><text:s/>'2020-08-08 06:41:24'</text:p>
          </table:table-cell>
          <table:table-cell table:number-columns-repeated="1020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<text:s/>73</text:p>
          </table:table-cell>
          <table:table-cell office:value-type="string">
            <text:p><text:s/>1596868900</text:p>
          </table:table-cell>
          <table:table-cell office:value-type="string">
            <text:p><text:s/>'2020-08-08 06:41:40'</text:p>
          </table:table-cell>
          <table:table-cell table:number-columns-repeated="1020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<text:s/>73</text:p>
          </table:table-cell>
          <table:table-cell office:value-type="string">
            <text:p><text:s/>1596869310</text:p>
          </table:table-cell>
          <table:table-cell office:value-type="string">
            <text:p><text:s/>'2020-08-08 06:48:30'</text:p>
          </table:table-cell>
          <table:table-cell table:number-columns-repeated="1020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<text:s/>73</text:p>
          </table:table-cell>
          <table:table-cell office:value-type="string">
            <text:p><text:s/>1596869955</text:p>
          </table:table-cell>
          <table:table-cell office:value-type="string">
            <text:p><text:s/>'2020-08-08 06:59:15'</text:p>
          </table:table-cell>
          <table:table-cell table:number-columns-repeated="1020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<text:s/>73</text:p>
          </table:table-cell>
          <table:table-cell office:value-type="string">
            <text:p><text:s/>1596870681</text:p>
          </table:table-cell>
          <table:table-cell office:value-type="string">
            <text:p><text:s/>'2020-08-08 07:11:21'</text:p>
          </table:table-cell>
          <table:table-cell table:number-columns-repeated="1020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<text:s/>73</text:p>
          </table:table-cell>
          <table:table-cell office:value-type="string">
            <text:p><text:s/>1596872226</text:p>
          </table:table-cell>
          <table:table-cell office:value-type="string">
            <text:p><text:s/>'2020-08-08 07:37:06'</text:p>
          </table:table-cell>
          <table:table-cell table:number-columns-repeated="1020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<text:s/>73</text:p>
          </table:table-cell>
          <table:table-cell office:value-type="string">
            <text:p><text:s/>1596872913</text:p>
          </table:table-cell>
          <table:table-cell office:value-type="string">
            <text:p><text:s/>'2020-08-08 07:48:33')</text:p>
          </table:table-cell>
          <table:table-cell table:number-columns-repeated="1020"/>
        </table:table-row>
      </table:table>
      <table:database-ranges>
        <table:database-range table:target-range-address="Feuille1.A65:Feuille1.AMJ7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0">10/08/2020</text:date>, <text:time>09:4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0T09:40:42.01</dc:date>
    <dc:creator>sylvie xxxx</dc:creator>
    <meta:generator>OpenOffice/4.1.3$Win32 OpenOffice.org_project/413m1$Build-9783</meta:generator>
    <meta:editing-duration>PT10M5S</meta:editing-duration>
    <meta:editing-cycles>2</meta:editing-cycles>
    <meta:document-statistic meta:table-count="1" meta:cell-count="288" meta:object-count="0"/>
  </office:meta>
</office:document-meta>
</file>